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0.99pt solid #000000" fo:background-color="#d9ead3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9ead3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d9ead3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cfe2f3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fe2f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9daf8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ce5cd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fe2f3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4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35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5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66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fo:background-color="#ffff66"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135">
      <style:table-cell-properties fo:background-color="#ff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ddddd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66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4">
      <style:table-cell-properties fo:background-color="#dddddd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5">
      <style:table-cell-properties fo:background-color="#dddddd"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mérica Norte</text:p>
          </table:table-cell>
          <table:table-cell table:style-name="Default" office:value-type="string" calcext:value-type="string">
            <text:p>América Sur</text:p>
          </table:table-cell>
          <table:table-cell table:style-name="Default" office:value-type="string" calcext:value-type="string">
            <text:p>Europa</text:p>
          </table:table-cell>
          <table:table-cell table:style-name="Default" office:value-type="string" calcext:value-type="string">
            <text:p>Asia</text:p>
          </table:table-cell>
          <table:table-cell table:style-name="Default"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office:value-type="float" office:value="0" calcext:value-type="float">
            <text:p>0</text:p>
          </table:table-cell>
          <table:table-cell office:value-type="float" office:value="0.181100258" calcext:value-type="float">
            <text:p>0.181100258</text:p>
          </table:table-cell>
          <table:table-cell office:value-type="float" office:value="0.1788914522" calcext:value-type="float">
            <text:p>0.1788914522</text:p>
          </table:table-cell>
          <table:table-cell office:value-type="float" office:value="0.3195770001" calcext:value-type="float">
            <text:p>0.3195770001</text:p>
          </table:table-cell>
          <table:table-cell office:value-type="float" office:value="0.3204312898" calcext:value-type="float">
            <text:p>0.3204312898</text:p>
          </table:table-cell>
          <table:table-cell table:formula="of:=SUM([.B2:.F2])" office:value-type="float" office:value="1.0000000001" calcext:value-type="float">
            <text:p>1.0000000001</text:p>
          </table:table-cell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0.1626535721" calcext:value-type="float">
            <text:p>0.1626535721</text:p>
          </table:table-cell>
          <table:table-cell office:value-type="float" office:value="0" calcext:value-type="float">
            <text:p>0</text:p>
          </table:table-cell>
          <table:table-cell office:value-type="float" office:value="0.1935601999" calcext:value-type="float">
            <text:p>0.1935601999</text:p>
          </table:table-cell>
          <table:table-cell office:value-type="float" office:value="0.3567610122" calcext:value-type="float">
            <text:p>0.3567610122</text:p>
          </table:table-cell>
          <table:table-cell office:value-type="float" office:value="0.2870252158" calcext:value-type="float">
            <text:p>0.2870252158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0.196960417" calcext:value-type="float">
            <text:p>0.196960417</text:p>
          </table:table-cell>
          <table:table-cell office:value-type="float" office:value="0.2372798674" calcext:value-type="float">
            <text:p>0.2372798674</text:p>
          </table:table-cell>
          <table:table-cell office:value-type="float" office:value="0" calcext:value-type="float">
            <text:p>0</text:p>
          </table:table-cell>
          <table:table-cell office:value-type="float" office:value="0.2185017053" calcext:value-type="float">
            <text:p>0.2185017053</text:p>
          </table:table-cell>
          <table:table-cell office:value-type="float" office:value="0.3472580103" calcext:value-type="float">
            <text:p>0.3472580103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0.2991303492" calcext:value-type="float">
            <text:p>0.2991303492</text:p>
          </table:table-cell>
          <table:table-cell office:value-type="float" office:value="0.3718072152" calcext:value-type="float">
            <text:p>0.3718072152</text:p>
          </table:table-cell>
          <table:table-cell office:value-type="float" office:value="0.1857592409" calcext:value-type="float">
            <text:p>0.1857592409</text:p>
          </table:table-cell>
          <table:table-cell office:value-type="float" office:value="0" calcext:value-type="float">
            <text:p>0</text:p>
          </table:table-cell>
          <table:table-cell office:value-type="float" office:value="0.1433031947" calcext:value-type="float">
            <text:p>0.1433031947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2890654704" calcext:value-type="float">
            <text:p>0.2890654704</text:p>
          </table:table-cell>
          <table:table-cell office:value-type="float" office:value="0.2882948039" calcext:value-type="float">
            <text:p>0.2882948039</text:p>
          </table:table-cell>
          <table:table-cell office:value-type="float" office:value="0.2845274728" calcext:value-type="float">
            <text:p>0.2845274728</text:p>
          </table:table-cell>
          <table:table-cell office:value-type="float" office:value="0.1381122528" calcext:value-type="float">
            <text:p>0.1381122528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0.9999999999" calcext:value-type="float">
            <text:p>0.9999999999</text:p>
          </table:table-cell>
        </table:table-row>
        <table:table-row table:style-name="ro1">
          <table:table-cell/>
          <table:table-cell table:style-name="Default" table:formula="of:=SUM([.B2:.B6])" office:value-type="float" office:value="0.9478098087" calcext:value-type="float">
            <text:p>0.9478098087</text:p>
          </table:table-cell>
          <table:table-cell table:style-name="Default" table:formula="of:=SUM([.C2:.C6])" office:value-type="float" office:value="1.0784821445" calcext:value-type="float">
            <text:p>1.0784821445</text:p>
          </table:table-cell>
          <table:table-cell table:style-name="Default" table:formula="of:=SUM([.D2:.D6])" office:value-type="float" office:value="0.8427383658" calcext:value-type="float">
            <text:p>0.8427383658</text:p>
          </table:table-cell>
          <table:table-cell table:style-name="Default" table:formula="of:=SUM([.E2:.E6])" office:value-type="float" office:value="1.0329519704" calcext:value-type="float">
            <text:p>1.0329519704</text:p>
          </table:table-cell>
          <table:table-cell table:style-name="Default" table:formula="of:=SUM([.F2:.F6])" office:value-type="float" office:value="1.0980177106" calcext:value-type="float">
            <text:p>1.0980177106</text:p>
          </table:table-cell>
          <table:table-cell/>
        </table:table-row>
      </table:table>
      <table:table table:name="Alsina" table:style-name="ta1">
        <table:table-column table:style-name="co1" table:default-cell-style-name="ce4"/>
        <table:table-column table:style-name="co1" table:default-cell-style-name="ce14"/>
        <table:table-column table:style-name="co2" table:number-columns-repeated="2" table:default-cell-style-name="ce14"/>
        <table:table-column table:style-name="co4" table:number-columns-repeated="2" table:default-cell-style-name="ce14"/>
        <table:table-column table:style-name="co2" table:default-cell-style-name="Default"/>
        <table:table-column table:style-name="co3" table:default-cell-style-name="ce5"/>
        <table:table-row table:style-name="ro2">
          <table:table-cell table:style-name="ce2" office:value-type="string" calcext:value-type="string" table:number-columns-spanned="8" table:number-rows-spanned="1">
            <text:p>Tabla de Distancias en Km.</text:p>
          </table:table-cell>
          <table:covered-table-cell table:number-columns-repeated="7" table:style-name="ce12"/>
        </table:table-row>
        <table:table-row table:style-name="ro1">
          <table:table-cell table:style-name="ce3"/>
          <table:table-cell table:style-name="ce4" office:value-type="string" calcext:value-type="string">
            <text:p>América Norte</text:p>
          </table:table-cell>
          <table:table-cell table:style-name="ce4" office:value-type="string" calcext:value-type="string">
            <text:p>América Sur</text:p>
          </table:table-cell>
          <table:table-cell table:style-name="ce4" office:value-type="string" calcext:value-type="string">
            <text:p>Europa</text:p>
          </table:table-cell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Australia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8301.5" calcext:value-type="float">
            <text:p>8,301.50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688.33" calcext:value-type="float">
            <text:p>14,688.33</text:p>
          </table:table-cell>
          <table:table-cell table:style-name="ce20" table:formula="of:=SUM([.B3:.F3];0)" office:value-type="float" office:value="45839.25" calcext:value-type="float">
            <text:p>45,839.25</text:p>
          </table:table-cell>
          <table:table-cell/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8301.5" calcext:value-type="float">
            <text:p>8,301.50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9878.91" calcext:value-type="float">
            <text:p>9,878.91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14649.17" calcext:value-type="float">
            <text:p>14,649.17</text:p>
          </table:table-cell>
          <table:table-cell table:style-name="ce20" table:formula="of:=SUM([.B4:.F4];0)" office:value-type="float" office:value="51037.92" calcext:value-type="float">
            <text:p>51,037.92</text:p>
          </table:table-cell>
          <table:table-cell/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9878.91" calcext:value-type="float">
            <text:p>9,878.91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9097.1" calcext:value-type="float">
            <text:p>9,097.10</text:p>
          </table:table-cell>
          <table:table-cell office:value-type="float" office:value="14457.74" calcext:value-type="float">
            <text:p>14,457.74</text:p>
          </table:table-cell>
          <table:table-cell table:style-name="ce20" table:formula="of:=SUM([.B5:.F5];0)" office:value-type="float" office:value="41634" calcext:value-type="float">
            <text:p>41,634.00</text:p>
          </table:table-cell>
          <table:table-cell/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9097.1" calcext:value-type="float">
            <text:p>9,097.10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7017.92" calcext:value-type="float">
            <text:p>7,017.92</text:p>
          </table:table-cell>
          <table:table-cell table:style-name="ce20" table:formula="of:=SUM([.B6:.F6];0)" office:value-type="float" office:value="48972.53" calcext:value-type="float">
            <text:p>48,972.53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4688.33" calcext:value-type="float">
            <text:p>14,688.33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457.74" calcext:value-type="float">
            <text:p>14,457.74</text:p>
          </table:table-cell>
          <table:table-cell office:value-type="float" office:value="7017.92" calcext:value-type="float">
            <text:p>7,017.92</text:p>
          </table:table-cell>
          <table:table-cell table:style-name="ce13" office:value-type="float" office:value="0" calcext:value-type="float">
            <text:p>0.00</text:p>
          </table:table-cell>
          <table:table-cell table:style-name="ce20" table:formula="of:=SUM([.B7:.F7];0)" office:value-type="float" office:value="50813.16" calcext:value-type="float">
            <text:p>50,813.16</text:p>
          </table:table-cell>
          <table:table-cell/>
        </table:table-row>
        <table:table-row table:style-name="ro1">
          <table:table-cell table:style-name="ce5"/>
          <table:table-cell table:style-name="ce15" table:formula="of:=SUM([.B3:.B7];0)" office:value-type="float" office:value="45839.25" calcext:value-type="float">
            <text:p>45,839.25</text:p>
          </table:table-cell>
          <table:table-cell table:style-name="ce15" table:formula="of:=SUM([.C3:.C7];0)" office:value-type="float" office:value="51037.92" calcext:value-type="float">
            <text:p>51,037.92</text:p>
          </table:table-cell>
          <table:table-cell table:style-name="ce15" table:formula="of:=SUM([.D3:.D7];0)" office:value-type="float" office:value="41634" calcext:value-type="float">
            <text:p>41,634.00</text:p>
          </table:table-cell>
          <table:table-cell table:style-name="ce15" table:formula="of:=SUM([.E3:.E7];0)" office:value-type="float" office:value="48972.53" calcext:value-type="float">
            <text:p>48,972.53</text:p>
          </table:table-cell>
          <table:table-cell table:style-name="ce15" table:formula="of:=SUM([.F3:.F7];0)" office:value-type="float" office:value="50813.16" calcext:value-type="float">
            <text:p>50,813.16</text:p>
          </table:table-cell>
          <table:table-cell table:style-name="ce5"/>
          <table:table-cell/>
        </table:table-row>
        <table:table-row table:style-name="ro1">
          <table:table-cell table:style-name="ce5" table:number-columns-repeated="7"/>
          <table:table-cell/>
        </table:table-row>
        <table:table-row table:style-name="ro1">
          <table:table-cell table:style-name="ce6" office:value-type="string" calcext:value-type="string" table:number-columns-spanned="8" table:number-rows-spanned="1">
            <text:p>Tabla de Distancias Relativas Normalizada.</text:p>
          </table:table-cell>
          <table:covered-table-cell table:number-columns-repeated="7" table:style-name="ce12"/>
        </table:table-row>
        <table:table-row table:style-name="ro1">
          <table:table-cell table:style-name="ce7"/>
          <table:table-cell table:style-name="ce8" office:value-type="string" calcext:value-type="string">
            <text:p>América Norte</text:p>
          </table:table-cell>
          <table:table-cell table:style-name="ce8" office:value-type="string" calcext:value-type="string">
            <text:p>América Sur</text:p>
          </table:table-cell>
          <table:table-cell table:style-name="ce8" office:value-type="string" calcext:value-type="string">
            <text:p>Europa</text:p>
          </table:table-cell>
          <table:table-cell table:style-name="ce8" office:value-type="string" calcext:value-type="string">
            <text:p>Asia</text:p>
          </table:table-cell>
          <table:table-cell table:style-name="ce8" office:value-type="string" calcext:value-type="string">
            <text:p>Australia</text:p>
          </table:table-cell>
          <table:table-cell table:style-name="ce7"/>
          <table:table-cell table:style-name="ce22"/>
        </table:table-row>
        <table:table-row table:style-name="ro1">
          <table:table-cell table:style-name="ce8" office:value-type="string" calcext:value-type="string">
            <text:p>América Norte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7" table:formula="of:=[.C3]/[.G3]" office:value-type="float" office:value="0.181100257966699" calcext:value-type="float">
            <text:p>0.1811002580</text:p>
          </table:table-cell>
          <table:table-cell table:style-name="ce17" table:formula="of:=[.D3]/[.G3]" office:value-type="float" office:value="0.178891452194353" calcext:value-type="float">
            <text:p>0.1788914522</text:p>
          </table:table-cell>
          <table:table-cell table:style-name="ce17" table:formula="of:=[.E3]/[.G3]" office:value-type="float" office:value="0.319577000059992" calcext:value-type="float">
            <text:p>0.3195770001</text:p>
          </table:table-cell>
          <table:table-cell table:style-name="ce17" table:formula="of:=[.F3]/[.G3]" office:value-type="float" office:value="0.320431289778956" calcext:value-type="float">
            <text:p>0.3204312898</text:p>
          </table:table-cell>
          <table:table-cell table:style-name="ce21" table:formula="of:=SUM([.A12:.F12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8" office:value-type="string" calcext:value-type="string">
            <text:p>América Sur</text:p>
          </table:table-cell>
          <table:table-cell table:style-name="ce17" table:formula="of:=[.B4]/[.G4]" office:value-type="float" office:value="0.162653572089145" calcext:value-type="float">
            <text:p>0.1626535721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7" table:formula="of:=[.D4]/[.G4]" office:value-type="float" office:value="0.193560199945452" calcext:value-type="float">
            <text:p>0.1935601999</text:p>
          </table:table-cell>
          <table:table-cell table:style-name="ce17" table:formula="of:=[.E4]/[.G4]" office:value-type="float" office:value="0.356761012204259" calcext:value-type="float">
            <text:p>0.3567610122</text:p>
          </table:table-cell>
          <table:table-cell table:style-name="ce17" table:formula="of:=[.F4]/[.G4]" office:value-type="float" office:value="0.287025215761144" calcext:value-type="float">
            <text:p>0.2870252158</text:p>
          </table:table-cell>
          <table:table-cell table:style-name="ce21" table:formula="of:=SUM([.A13:.F13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Europa</text:p>
          </table:table-cell>
          <table:table-cell table:style-name="ce18" table:formula="of:=[.B5]/[.G5]" office:value-type="float" office:value="0.196960416966902" calcext:value-type="float">
            <text:p>0.1969604170</text:p>
          </table:table-cell>
          <table:table-cell table:style-name="ce18" table:formula="of:=[.C5]/[.G5]" office:value-type="float" office:value="0.237279867416054" calcext:value-type="float">
            <text:p>0.2372798674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8" table:formula="of:=[.E5]/[.G5]" office:value-type="float" office:value="0.218501705336984" calcext:value-type="float">
            <text:p>0.2185017053</text:p>
          </table:table-cell>
          <table:table-cell table:style-name="ce18" table:formula="of:=[.F5]/[.G5]" office:value-type="float" office:value="0.34725801028006" calcext:value-type="float">
            <text:p>0.3472580103</text:p>
          </table:table-cell>
          <table:table-cell table:style-name="ce21" table:formula="of:=SUM([.A14:.F14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Asia</text:p>
          </table:table-cell>
          <table:table-cell table:style-name="ce18" table:formula="of:=[.B6]/[.G6]" office:value-type="float" office:value="0.299130349197805" calcext:value-type="float">
            <text:p>0.2991303492</text:p>
          </table:table-cell>
          <table:table-cell table:style-name="ce18" table:formula="of:=[.C6]/[.G6]" office:value-type="float" office:value="0.37180721518778" calcext:value-type="float">
            <text:p>0.3718072152</text:p>
          </table:table-cell>
          <table:table-cell table:style-name="ce18" table:formula="of:=[.D6]/[.G6]" office:value-type="float" office:value="0.185759240945894" calcext:value-type="float">
            <text:p>0.1857592409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8" table:formula="of:=[.F6]/[.G6]" office:value-type="float" office:value="0.143303194668521" calcext:value-type="float">
            <text:p>0.1433031947</text:p>
          </table:table-cell>
          <table:table-cell table:style-name="ce21" table:formula="of:=SUM([.A15:.F15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18" table:formula="of:=[.B7]/[.G7]" office:value-type="float" office:value="0.289065470441122" calcext:value-type="float">
            <text:p>0.2890654704</text:p>
          </table:table-cell>
          <table:table-cell table:style-name="ce18" table:formula="of:=[.C7]/[.G7]" office:value-type="float" office:value="0.28829480394449" calcext:value-type="float">
            <text:p>0.2882948039</text:p>
          </table:table-cell>
          <table:table-cell table:style-name="ce18" table:formula="of:=[.D7]/[.G7]" office:value-type="float" office:value="0.284527472804289" calcext:value-type="float">
            <text:p>0.2845274728</text:p>
          </table:table-cell>
          <table:table-cell table:style-name="ce18" table:formula="of:=[.E7]/[.G7]" office:value-type="float" office:value="0.138112252810099" calcext:value-type="float">
            <text:p>0.1381122528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21" table:formula="of:=SUM([.A16:.F16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5"/>
          <table:table-cell table:style-name="ce19" table:formula="of:=SUM([.B11:.B16];0)" office:value-type="float" office:value="0.947809808694974" calcext:value-type="float">
            <text:p>0.9478098087</text:p>
          </table:table-cell>
          <table:table-cell table:style-name="ce19" table:formula="of:=SUM([.C11:.C16];0)" office:value-type="float" office:value="1.07848214451502" calcext:value-type="float">
            <text:p>1.0784821445</text:p>
          </table:table-cell>
          <table:table-cell table:style-name="ce19" table:formula="of:=SUM([.D11:.D16];0)" office:value-type="float" office:value="0.842738365889988" calcext:value-type="float">
            <text:p>0.8427383659</text:p>
          </table:table-cell>
          <table:table-cell table:style-name="ce19" table:formula="of:=SUM([.E11:.E16];0)" office:value-type="float" office:value="1.03295197041133" calcext:value-type="float">
            <text:p>1.0329519704</text:p>
          </table:table-cell>
          <table:table-cell table:style-name="ce19" table:formula="of:=SUM([.F11:.F16];0)" office:value-type="float" office:value="1.09801771048868" calcext:value-type="float">
            <text:p>1.0980177105</text:p>
          </table:table-cell>
          <table:table-cell table:style-name="ce5"/>
          <table:table-cell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Amazon</text:p>
          </table:table-cell>
          <table:table-cell table:style-name="ce10" office:value-type="string" calcext:value-type="string">
            <text:p>Plan 1Gb</text:p>
          </table:table-cell>
          <table:table-cell table:style-name="ce10" office:value-type="string" calcext:value-type="string">
            <text:p>Plan 500Gb</text:p>
          </table:table-cell>
          <table:table-cell table:style-name="ce10" office:value-type="string" calcext:value-type="string">
            <text:p>Plan 1500Gb</text:p>
          </table:table-cell>
          <table:table-cell table:style-name="ce10" office:value-type="string" calcext:value-type="string">
            <text:p>Plan 5000Gb</text:p>
          </table:table-cell>
          <table:table-cell table:style-name="ce10" office:value-type="string" calcext:value-type="string">
            <text:p>Plan 20000Gb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Costo x G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09</text:p>
          </table:table-cell>
          <table:table-cell table:style-name="ce10" office:value-type="string" calcext:value-type="string">
            <text:p>0.07</text:p>
          </table:table-cell>
          <table:table-cell table:style-name="ce10" office:value-type="string" calcext:value-type="string">
            <text:p>0.0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Azure</text:p>
          </table:table-cell>
          <table:table-cell table:style-name="ce11" office:value-type="string" calcext:value-type="string">
            <text:p>Plan 1Gb</text:p>
          </table:table-cell>
          <table:table-cell table:style-name="ce11" office:value-type="string" calcext:value-type="string">
            <text:p>Plan 1000Gb</text:p>
          </table:table-cell>
          <table:table-cell table:style-name="ce11" office:value-type="string" calcext:value-type="string">
            <text:p>Plan 3000Gb</text:p>
          </table:table-cell>
          <table:table-cell table:style-name="ce11" office:value-type="string" calcext:value-type="string">
            <text:p>Plan 10000Gb</text:p>
          </table:table-cell>
          <table:table-cell table:style-name="ce11" office:value-type="string" calcext:value-type="string">
            <text:p>Plan 15000Gb</text:p>
          </table:table-cell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Costo x G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.14</text:p>
          </table:table-cell>
          <table:table-cell table:style-name="ce11" office:value-type="string" calcext:value-type="string">
            <text:p>0.10</text:p>
          </table:table-cell>
          <table:table-cell table:style-name="ce11" office:value-type="string" calcext:value-type="string">
            <text:p>0.07</text:p>
          </table:table-cell>
          <table:table-cell table:style-name="ce11" office:value-type="string" calcext:value-type="string">
            <text:p>0.05</text:p>
          </table:table-cell>
          <table:table-cell/>
          <table:table-cell table:style-name="Default"/>
        </table:table-row>
      </table:table>
      <table:table table:name="Iturriaga" table:style-name="ta1">
        <table:table-column table:style-name="co1" table:default-cell-style-name="ce4"/>
        <table:table-column table:style-name="co1" table:default-cell-style-name="ce14"/>
        <table:table-column table:style-name="co2" table:number-columns-repeated="2" table:default-cell-style-name="ce14"/>
        <table:table-column table:style-name="co4" table:number-columns-repeated="2" table:default-cell-style-name="ce14"/>
        <table:table-column table:style-name="co2" table:default-cell-style-name="ce24"/>
        <table:table-column table:style-name="co2" table:default-cell-style-name="ce5"/>
        <table:table-row table:style-name="ro2">
          <table:table-cell table:style-name="ce2" office:value-type="string" calcext:value-type="string" table:number-columns-spanned="8" table:number-rows-spanned="1">
            <text:p>Tabla de Distancias en Km.</text:p>
          </table:table-cell>
          <table:covered-table-cell table:number-columns-repeated="7" table:style-name="ce12"/>
        </table:table-row>
        <table:table-row table:style-name="ro1">
          <table:table-cell table:style-name="ce3"/>
          <table:table-cell table:style-name="ce4" office:value-type="string" calcext:value-type="string">
            <text:p>América Norte</text:p>
          </table:table-cell>
          <table:table-cell table:style-name="ce4" office:value-type="string" calcext:value-type="string">
            <text:p>América Sur</text:p>
          </table:table-cell>
          <table:table-cell table:style-name="ce4" office:value-type="string" calcext:value-type="string">
            <text:p>Europa</text:p>
          </table:table-cell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Australia</text:p>
          </table:table-cell>
          <table:table-cell table:style-name="ce27" office:value-type="string" calcext:value-type="string">
            <text:p>Africa</text:p>
          </table:table-cell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office:value-type="float" office:value="0" calcext:value-type="float">
            <text:p>0.00</text:p>
          </table:table-cell>
          <table:table-cell office:value-type="float" office:value="8301.5" calcext:value-type="float">
            <text:p>8,301.50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688.33" calcext:value-type="float">
            <text:p>14,688.33</text:p>
          </table:table-cell>
          <table:table-cell office:value-type="float" office:value="11761" calcext:value-type="float">
            <text:p>11,761.00</text:p>
          </table:table-cell>
          <table:table-cell table:style-name="ce28" table:formula="of:=SUM([.$B$3:.$G$8])" office:value-type="float" office:value="329994.86" calcext:value-type="float">
            <text:p>329,994.86</text:p>
          </table:table-cell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8301.5" calcext:value-type="float">
            <text:p>8,301.50</text:p>
          </table:table-cell>
          <table:table-cell office:value-type="float" office:value="0" calcext:value-type="float">
            <text:p>0.00</text:p>
          </table:table-cell>
          <table:table-cell office:value-type="float" office:value="9878.91" calcext:value-type="float">
            <text:p>9,878.91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7710" calcext:value-type="float">
            <text:p>7,710.00</text:p>
          </table:table-cell>
          <table:table-cell/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9878.91" calcext:value-type="float">
            <text:p>9,878.91</text:p>
          </table:table-cell>
          <table:table-cell office:value-type="float" office:value="0" calcext:value-type="float">
            <text:p>0.00</text:p>
          </table:table-cell>
          <table:table-cell office:value-type="float" office:value="9097.1" calcext:value-type="float">
            <text:p>9,097.10</text:p>
          </table:table-cell>
          <table:table-cell office:value-type="float" office:value="14457.74" calcext:value-type="float">
            <text:p>14,457.74</text:p>
          </table:table-cell>
          <table:table-cell office:value-type="float" office:value="5083" calcext:value-type="float">
            <text:p>5,083.00</text:p>
          </table:table-cell>
          <table:table-cell/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9097.1" calcext:value-type="float">
            <text:p>9,097.10</text:p>
          </table:table-cell>
          <table:table-cell office:value-type="float" office:value="0" calcext:value-type="float">
            <text:p>0.00</text:p>
          </table:table-cell>
          <table:table-cell office:value-type="float" office:value="7017.92" calcext:value-type="float">
            <text:p>7,017.92</text:p>
          </table:table-cell>
          <table:table-cell office:value-type="float" office:value="7151" calcext:value-type="float">
            <text:p>7,151.00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4688.33" calcext:value-type="float">
            <text:p>14,688.33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457.74" calcext:value-type="float">
            <text:p>14,457.74</text:p>
          </table:table-cell>
          <table:table-cell office:value-type="float" office:value="7017.92" calcext:value-type="float">
            <text:p>7,017.92</text:p>
          </table:table-cell>
          <table:table-cell office:value-type="float" office:value="0" calcext:value-type="float">
            <text:p>0.00</text:p>
          </table:table-cell>
          <table:table-cell office:value-type="float" office:value="14144" calcext:value-type="float">
            <text:p>14,144.00</text:p>
          </table:table-cell>
          <table:table-cell/>
        </table:table-row>
        <table:table-row table:style-name="ro1">
          <table:table-cell table:style-name="ce23" office:value-type="string" calcext:value-type="string">
            <text:p>Africa</text:p>
          </table:table-cell>
          <table:table-cell table:style-name="ce24" office:value-type="float" office:value="11761" calcext:value-type="float">
            <text:p>11,761.00</text:p>
          </table:table-cell>
          <table:table-cell table:style-name="ce24" office:value-type="float" office:value="7710" calcext:value-type="float">
            <text:p>7,710.00</text:p>
          </table:table-cell>
          <table:table-cell table:style-name="ce24" office:value-type="float" office:value="5083" calcext:value-type="float">
            <text:p>5,083.00</text:p>
          </table:table-cell>
          <table:table-cell table:style-name="ce24" office:value-type="float" office:value="7151" calcext:value-type="float">
            <text:p>7,151.00</text:p>
          </table:table-cell>
          <table:table-cell table:style-name="ce24" office:value-type="float" office:value="14144" calcext:value-type="float">
            <text:p>14,144.0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table:number-columns-repeated="7"/>
          <table:table-cell/>
        </table:table-row>
        <table:table-row table:style-name="ro1">
          <table:table-cell table:style-name="ce6" office:value-type="string" calcext:value-type="string" table:number-columns-spanned="8" table:number-rows-spanned="1">
            <text:p>Tabla de Distancias Relativas Normalizada.</text:p>
          </table:table-cell>
          <table:covered-table-cell table:number-columns-repeated="7" table:style-name="ce12"/>
        </table:table-row>
        <table:table-row table:style-name="ro1">
          <table:table-cell table:style-name="ce7"/>
          <table:table-cell table:style-name="ce8" office:value-type="string" calcext:value-type="string">
            <text:p>América Norte</text:p>
          </table:table-cell>
          <table:table-cell table:style-name="ce8" office:value-type="string" calcext:value-type="string">
            <text:p>América Sur</text:p>
          </table:table-cell>
          <table:table-cell table:style-name="ce8" office:value-type="string" calcext:value-type="string">
            <text:p>Europa</text:p>
          </table:table-cell>
          <table:table-cell table:style-name="ce8" office:value-type="string" calcext:value-type="string">
            <text:p>Asia</text:p>
          </table:table-cell>
          <table:table-cell table:style-name="ce8" office:value-type="string" calcext:value-type="string">
            <text:p>Australia</text:p>
          </table:table-cell>
          <table:table-cell table:style-name="ce27" office:value-type="string" calcext:value-type="string">
            <text:p>Africa</text:p>
          </table:table-cell>
          <table:table-cell table:style-name="ce22"/>
        </table:table-row>
        <table:table-row table:style-name="ro1">
          <table:table-cell table:style-name="ce8" office:value-type="string" calcext:value-type="string">
            <text:p>América Norte</text:p>
          </table:table-cell>
          <table:table-cell table:style-name="ce16" table:formula="of:=[.B3]/[.$H$3]" office:value-type="float" office:value="0" calcext:value-type="float">
            <text:p>0.0000000000</text:p>
          </table:table-cell>
          <table:table-cell table:style-name="ce16" table:formula="of:=[.C3]/[.$H$3]" office:value-type="float" office:value="0.0251564524368652" calcext:value-type="float">
            <text:p>0.0251564524</text:p>
          </table:table-cell>
          <table:table-cell table:style-name="ce16" table:formula="of:=[.D3]/[.$H$3]" office:value-type="float" office:value="0.024849629476047" calcext:value-type="float">
            <text:p>0.0248496295</text:p>
          </table:table-cell>
          <table:table-cell table:style-name="ce16" table:formula="of:=[.E3]/[.$H$3]" office:value-type="float" office:value="0.0443921156832564" calcext:value-type="float">
            <text:p>0.0443921157</text:p>
          </table:table-cell>
          <table:table-cell table:style-name="ce16" table:formula="of:=[.F3]/[.$H$3]" office:value-type="float" office:value="0.0445107841982751" calcext:value-type="float">
            <text:p>0.0445107842</text:p>
          </table:table-cell>
          <table:table-cell table:style-name="ce25" table:formula="of:=[.G3]/[.$H$3]" office:value-type="float" office:value="0.0356399490586005" calcext:value-type="float">
            <text:p>0.0356399491</text:p>
          </table:table-cell>
          <table:table-cell table:style-name="ce29" table:formula="of:=SUM([.B12:.G12])" office:value-type="float" office:value="0.174548930853044" calcext:value-type="float">
            <text:p>0.1745489309</text:p>
          </table:table-cell>
        </table:table-row>
        <table:table-row table:style-name="ro1">
          <table:table-cell table:style-name="ce8" office:value-type="string" calcext:value-type="string">
            <text:p>América Sur</text:p>
          </table:table-cell>
          <table:table-cell table:style-name="ce16" table:formula="of:=[.B4]/[.$H$3]" office:value-type="float" office:value="0.0251564524368652" calcext:value-type="float">
            <text:p>0.0251564524</text:p>
          </table:table-cell>
          <table:table-cell table:style-name="ce16" table:formula="of:=[.C4]/[.$H$3]" office:value-type="float" office:value="0" calcext:value-type="float">
            <text:p>0.0000000000</text:p>
          </table:table-cell>
          <table:table-cell table:style-name="ce16" table:formula="of:=[.D4]/[.$H$3]" office:value-type="float" office:value="0.0299365571936484" calcext:value-type="float">
            <text:p>0.0299365572</text:p>
          </table:table-cell>
          <table:table-cell table:style-name="ce16" table:formula="of:=[.E4]/[.$H$3]" office:value-type="float" office:value="0.055177647312446" calcext:value-type="float">
            <text:p>0.0551776473</text:p>
          </table:table-cell>
          <table:table-cell table:style-name="ce16" table:formula="of:=[.F4]/[.$H$3]" office:value-type="float" office:value="0.0443921156832564" calcext:value-type="float">
            <text:p>0.0443921157</text:p>
          </table:table-cell>
          <table:table-cell table:style-name="ce25" table:formula="of:=[.G4]/[.$H$3]" office:value-type="float" office:value="0.0233640002756407" calcext:value-type="float">
            <text:p>0.0233640003</text:p>
          </table:table-cell>
          <table:table-cell table:style-name="ce29" table:formula="of:=SUM([.B13:.G13])" office:value-type="float" office:value="0.178026772901857" calcext:value-type="float">
            <text:p>0.1780267729</text:p>
          </table:table-cell>
        </table:table-row>
        <table:table-row table:style-name="ro1">
          <table:table-cell table:style-name="ce9" office:value-type="string" calcext:value-type="string">
            <text:p>Europa</text:p>
          </table:table-cell>
          <table:table-cell table:style-name="ce16" table:formula="of:=[.B5]/[.$H$3]" office:value-type="float" office:value="0.024849629476047" calcext:value-type="float">
            <text:p>0.0248496295</text:p>
          </table:table-cell>
          <table:table-cell table:style-name="ce16" table:formula="of:=[.C5]/[.$H$3]" office:value-type="float" office:value="0.0299365571936484" calcext:value-type="float">
            <text:p>0.0299365572</text:p>
          </table:table-cell>
          <table:table-cell table:style-name="ce16" table:formula="of:=[.D5]/[.$H$3]" office:value-type="float" office:value="0" calcext:value-type="float">
            <text:p>0.0000000000</text:p>
          </table:table-cell>
          <table:table-cell table:style-name="ce16" table:formula="of:=[.E5]/[.$H$3]" office:value-type="float" office:value="0.0275673990800948" calcext:value-type="float">
            <text:p>0.0275673991</text:p>
          </table:table-cell>
          <table:table-cell table:style-name="ce16" table:formula="of:=[.F5]/[.$H$3]" office:value-type="float" office:value="0.0438120157386694" calcext:value-type="float">
            <text:p>0.0438120157</text:p>
          </table:table-cell>
          <table:table-cell table:style-name="ce25" table:formula="of:=[.G5]/[.$H$3]" office:value-type="float" office:value="0.0154032702206331" calcext:value-type="float">
            <text:p>0.0154032702</text:p>
          </table:table-cell>
          <table:table-cell table:style-name="ce29" table:formula="of:=SUM([.B14:.G14])" office:value-type="float" office:value="0.141568871709093" calcext:value-type="float">
            <text:p>0.1415688717</text:p>
          </table:table-cell>
        </table:table-row>
        <table:table-row table:style-name="ro1">
          <table:table-cell table:style-name="ce9" office:value-type="string" calcext:value-type="string">
            <text:p>Asia</text:p>
          </table:table-cell>
          <table:table-cell table:style-name="ce16" table:formula="of:=[.B6]/[.$H$3]" office:value-type="float" office:value="0.0443921156832564" calcext:value-type="float">
            <text:p>0.0443921157</text:p>
          </table:table-cell>
          <table:table-cell table:style-name="ce16" table:formula="of:=[.C6]/[.$H$3]" office:value-type="float" office:value="0.055177647312446" calcext:value-type="float">
            <text:p>0.0551776473</text:p>
          </table:table-cell>
          <table:table-cell table:style-name="ce16" table:formula="of:=[.D6]/[.$H$3]" office:value-type="float" office:value="0.0275673990800948" calcext:value-type="float">
            <text:p>0.0275673991</text:p>
          </table:table-cell>
          <table:table-cell table:style-name="ce16" table:formula="of:=[.E6]/[.$H$3]" office:value-type="float" office:value="0" calcext:value-type="float">
            <text:p>0.0000000000</text:p>
          </table:table-cell>
          <table:table-cell table:style-name="ce16" table:formula="of:=[.F6]/[.$H$3]" office:value-type="float" office:value="0.0212667554882522" calcext:value-type="float">
            <text:p>0.0212667555</text:p>
          </table:table-cell>
          <table:table-cell table:style-name="ce25" table:formula="of:=[.G6]/[.$H$3]" office:value-type="float" office:value="0.021670034496901" calcext:value-type="float">
            <text:p>0.0216700345</text:p>
          </table:table-cell>
          <table:table-cell table:style-name="ce29" table:formula="of:=SUM([.B15:.G15])" office:value-type="float" office:value="0.17007395206095" calcext:value-type="float">
            <text:p>0.1700739521</text:p>
          </table:table-cell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16" table:formula="of:=[.B7]/[.$H$3]" office:value-type="float" office:value="0.0445107841982751" calcext:value-type="float">
            <text:p>0.0445107842</text:p>
          </table:table-cell>
          <table:table-cell table:style-name="ce16" table:formula="of:=[.C7]/[.$H$3]" office:value-type="float" office:value="0.0443921156832564" calcext:value-type="float">
            <text:p>0.0443921157</text:p>
          </table:table-cell>
          <table:table-cell table:style-name="ce16" table:formula="of:=[.D7]/[.$H$3]" office:value-type="float" office:value="0.0438120157386694" calcext:value-type="float">
            <text:p>0.0438120157</text:p>
          </table:table-cell>
          <table:table-cell table:style-name="ce16" table:formula="of:=[.E7]/[.$H$3]" office:value-type="float" office:value="0.0212667554882522" calcext:value-type="float">
            <text:p>0.0212667555</text:p>
          </table:table-cell>
          <table:table-cell table:style-name="ce16" table:formula="of:=[.F7]/[.$H$3]" office:value-type="float" office:value="0" calcext:value-type="float">
            <text:p>0.0000000000</text:p>
          </table:table-cell>
          <table:table-cell table:style-name="ce25" table:formula="of:=[.G7]/[.$H$3]" office:value-type="float" office:value="0.0428612736574139" calcext:value-type="float">
            <text:p>0.0428612737</text:p>
          </table:table-cell>
          <table:table-cell table:style-name="ce29" table:formula="of:=SUM([.B16:.G16])" office:value-type="float" office:value="0.196842944765867" calcext:value-type="float">
            <text:p>0.1968429448</text:p>
          </table:table-cell>
        </table:table-row>
        <table:table-row table:style-name="ro1">
          <table:table-cell table:style-name="ce23" office:value-type="string" calcext:value-type="string">
            <text:p>Africa</text:p>
          </table:table-cell>
          <table:table-cell table:style-name="ce25" table:formula="of:=[.B8]/[.$H$3]" office:value-type="float" office:value="0.0356399490586005" calcext:value-type="float">
            <text:p>0.0356399491</text:p>
          </table:table-cell>
          <table:table-cell table:style-name="ce25" table:formula="of:=[.C8]/[.$H$3]" office:value-type="float" office:value="0.0233640002756407" calcext:value-type="float">
            <text:p>0.0233640003</text:p>
          </table:table-cell>
          <table:table-cell table:style-name="ce25" table:formula="of:=[.D8]/[.$H$3]" office:value-type="float" office:value="0.0154032702206331" calcext:value-type="float">
            <text:p>0.0154032702</text:p>
          </table:table-cell>
          <table:table-cell table:style-name="ce25" table:formula="of:=[.E8]/[.$H$3]" office:value-type="float" office:value="0.021670034496901" calcext:value-type="float">
            <text:p>0.0216700345</text:p>
          </table:table-cell>
          <table:table-cell table:style-name="ce25" table:formula="of:=[.F8]/[.$H$3]" office:value-type="float" office:value="0.0428612736574139" calcext:value-type="float">
            <text:p>0.0428612737</text:p>
          </table:table-cell>
          <table:table-cell table:style-name="ce25" table:formula="of:=[.G8]/[.$H$3]" office:value-type="float" office:value="0" calcext:value-type="float">
            <text:p>0.0000000000</text:p>
          </table:table-cell>
          <table:table-cell table:style-name="ce29" table:formula="of:=SUM([.B17:.G17])" office:value-type="float" office:value="0.138938527709189" calcext:value-type="float">
            <text:p>0.1389385277</text:p>
          </table:table-cell>
        </table:table-row>
        <table:table-row table:style-name="ro1">
          <table:table-cell table:style-name="Default"/>
          <table:table-cell table:style-name="ce26" table:formula="of:=SUM([.B11:.B17];0)" office:value-type="float" office:value="0.174548930853044" calcext:value-type="float">
            <text:p>0.1745489309</text:p>
          </table:table-cell>
          <table:table-cell table:style-name="ce26" table:formula="of:=SUM([.C11:.C17];0)" office:value-type="float" office:value="0.178026772901857" calcext:value-type="float">
            <text:p>0.1780267729</text:p>
          </table:table-cell>
          <table:table-cell table:style-name="ce26" table:formula="of:=SUM([.D11:.D17];0)" office:value-type="float" office:value="0.141568871709093" calcext:value-type="float">
            <text:p>0.1415688717</text:p>
          </table:table-cell>
          <table:table-cell table:style-name="ce26" table:formula="of:=SUM([.E11:.E17];0)" office:value-type="float" office:value="0.17007395206095" calcext:value-type="float">
            <text:p>0.1700739521</text:p>
          </table:table-cell>
          <table:table-cell table:style-name="ce26" table:formula="of:=SUM([.F11:.F17];0)" office:value-type="float" office:value="0.196842944765867" calcext:value-type="float">
            <text:p>0.1968429448</text:p>
          </table:table-cell>
          <table:table-cell table:style-name="ce26" table:formula="of:=SUM([.G11:.G17];0)" office:value-type="float" office:value="0.138938527709189" calcext:value-type="float">
            <text:p>0.1389385277</text:p>
          </table:table-cell>
          <table:table-cell table:style-name="Default" table:formula="of:=SUM([.H12:.H17]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0" office:value-type="string" calcext:value-type="string">
            <text:p>Amazon</text:p>
          </table:table-cell>
          <table:table-cell table:style-name="ce10" office:value-type="string" calcext:value-type="string">
            <text:p>Plan 1Gb</text:p>
          </table:table-cell>
          <table:table-cell table:style-name="ce10" office:value-type="string" calcext:value-type="string">
            <text:p>Plan 500Gb</text:p>
          </table:table-cell>
          <table:table-cell table:style-name="ce10" office:value-type="string" calcext:value-type="string">
            <text:p>Plan 1500Gb</text:p>
          </table:table-cell>
          <table:table-cell table:style-name="ce10" office:value-type="string" calcext:value-type="string">
            <text:p>Plan 5000Gb</text:p>
          </table:table-cell>
          <table:table-cell table:style-name="ce10" office:value-type="string" calcext:value-type="string">
            <text:p>Plan 20000Gb</text:p>
          </table:table-cell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Costo x G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09</text:p>
          </table:table-cell>
          <table:table-cell table:style-name="ce10" office:value-type="string" calcext:value-type="string">
            <text:p>0.07</text:p>
          </table:table-cell>
          <table:table-cell table:style-name="ce10" office:value-type="string" calcext:value-type="string">
            <text:p>0.0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1" office:value-type="string" calcext:value-type="string">
            <text:p>Azure</text:p>
          </table:table-cell>
          <table:table-cell table:style-name="ce11" office:value-type="string" calcext:value-type="string">
            <text:p>Plan 1Gb</text:p>
          </table:table-cell>
          <table:table-cell table:style-name="ce11" office:value-type="string" calcext:value-type="string">
            <text:p>Plan 1000Gb</text:p>
          </table:table-cell>
          <table:table-cell table:style-name="ce11" office:value-type="string" calcext:value-type="string">
            <text:p>Plan 3000Gb</text:p>
          </table:table-cell>
          <table:table-cell table:style-name="ce11" office:value-type="string" calcext:value-type="string">
            <text:p>Plan 10000Gb</text:p>
          </table:table-cell>
          <table:table-cell table:style-name="ce11" office:value-type="string" calcext:value-type="string">
            <text:p>Plan 15000Gb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Costo x G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.14</text:p>
          </table:table-cell>
          <table:table-cell table:style-name="ce11" office:value-type="string" calcext:value-type="string">
            <text:p>0.10</text:p>
          </table:table-cell>
          <table:table-cell table:style-name="ce11" office:value-type="string" calcext:value-type="string">
            <text:p>0.07</text:p>
          </table:table-cell>
          <table:table-cell table:style-name="ce11" office:value-type="string" calcext:value-type="string">
            <text:p>0.05</text:p>
          </table:table-cell>
          <table:table-cell table:style-name="Default" table:number-columns-repeated="2"/>
        </table:table-row>
      </table:table>
      <table:table table:name="Sheet4" table:style-name="ta1">
        <table:table-column table:style-name="co1" table:default-cell-style-name="ce31"/>
        <table:table-column table:style-name="co1" table:default-cell-style-name="ce30"/>
        <table:table-column table:style-name="co3" table:number-columns-repeated="4" table:default-cell-style-name="ce30"/>
        <table:table-column table:style-name="co3" table:default-cell-style-name="Default"/>
        <table:table-row table:style-name="ro1">
          <table:table-cell table:style-name="ce30"/>
          <table:table-cell table:style-name="ce31" office:value-type="string" calcext:value-type="string">
            <text:p>América Norte</text:p>
          </table:table-cell>
          <table:table-cell table:style-name="ce31" office:value-type="string" calcext:value-type="string">
            <text:p>América Sur</text:p>
          </table:table-cell>
          <table:table-cell table:style-name="ce31" office:value-type="string" calcext:value-type="string">
            <text:p>Europa</text:p>
          </table:table-cell>
          <table:table-cell table:style-name="ce31" office:value-type="string" calcext:value-type="string">
            <text:p>Asia</text:p>
          </table:table-cell>
          <table:table-cell table:style-name="ce31" office:value-type="string" calcext:value-type="string">
            <text:p>Austral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América Norte</text:p>
          </table:table-cell>
          <table:table-cell office:value-type="float" office:value="0" calcext:value-type="float">
            <text:p>0</text:p>
          </table:table-cell>
          <table:table-cell office:value-type="float" office:value="0.0251564524368652" calcext:value-type="float">
            <text:p>0.0251564524</text:p>
          </table:table-cell>
          <table:table-cell office:value-type="float" office:value="0.024849629476047" calcext:value-type="float">
            <text:p>0.0248496295</text:p>
          </table:table-cell>
          <table:table-cell office:value-type="float" office:value="0.0443921156832564" calcext:value-type="float">
            <text:p>0.0443921157</text:p>
          </table:table-cell>
          <table:table-cell office:value-type="float" office:value="0.0445107841982751" calcext:value-type="float">
            <text:p>0.0445107842</text:p>
          </table:table-cell>
          <table:table-cell office:value-type="float" office:value="0.0356399490586005" calcext:value-type="float">
            <text:p>0.0356399491</text:p>
          </table:table-cell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0.0251564524368652" calcext:value-type="float">
            <text:p>0.0251564524</text:p>
          </table:table-cell>
          <table:table-cell office:value-type="float" office:value="0" calcext:value-type="float">
            <text:p>0</text:p>
          </table:table-cell>
          <table:table-cell office:value-type="float" office:value="0.0299365571936484" calcext:value-type="float">
            <text:p>0.0299365572</text:p>
          </table:table-cell>
          <table:table-cell office:value-type="float" office:value="0.055177647312446" calcext:value-type="float">
            <text:p>0.0551776473</text:p>
          </table:table-cell>
          <table:table-cell office:value-type="float" office:value="0.0443921156832564" calcext:value-type="float">
            <text:p>0.0443921157</text:p>
          </table:table-cell>
          <table:table-cell office:value-type="float" office:value="0.0233640002756407" calcext:value-type="float">
            <text:p>0.0233640003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0.024849629476047" calcext:value-type="float">
            <text:p>0.0248496295</text:p>
          </table:table-cell>
          <table:table-cell office:value-type="float" office:value="0.0299365571936484" calcext:value-type="float">
            <text:p>0.0299365572</text:p>
          </table:table-cell>
          <table:table-cell office:value-type="float" office:value="0" calcext:value-type="float">
            <text:p>0</text:p>
          </table:table-cell>
          <table:table-cell office:value-type="float" office:value="0.0275673990800948" calcext:value-type="float">
            <text:p>0.0275673991</text:p>
          </table:table-cell>
          <table:table-cell office:value-type="float" office:value="0.0438120157386694" calcext:value-type="float">
            <text:p>0.0438120157</text:p>
          </table:table-cell>
          <table:table-cell office:value-type="float" office:value="0.0154032702206331" calcext:value-type="float">
            <text:p>0.01540327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0.0443921156832564" calcext:value-type="float">
            <text:p>0.0443921157</text:p>
          </table:table-cell>
          <table:table-cell office:value-type="float" office:value="0.055177647312446" calcext:value-type="float">
            <text:p>0.0551776473</text:p>
          </table:table-cell>
          <table:table-cell office:value-type="float" office:value="0.0275673990800948" calcext:value-type="float">
            <text:p>0.0275673991</text:p>
          </table:table-cell>
          <table:table-cell office:value-type="float" office:value="0" calcext:value-type="float">
            <text:p>0</text:p>
          </table:table-cell>
          <table:table-cell office:value-type="float" office:value="0.0212667554882522" calcext:value-type="float">
            <text:p>0.0212667555</text:p>
          </table:table-cell>
          <table:table-cell office:value-type="float" office:value="0.021670034496901" calcext:value-type="float">
            <text:p>0.021670034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0445107841982751" calcext:value-type="float">
            <text:p>0.0445107842</text:p>
          </table:table-cell>
          <table:table-cell office:value-type="float" office:value="0.0443921156832564" calcext:value-type="float">
            <text:p>0.0443921157</text:p>
          </table:table-cell>
          <table:table-cell office:value-type="float" office:value="0.0438120157386694" calcext:value-type="float">
            <text:p>0.0438120157</text:p>
          </table:table-cell>
          <table:table-cell office:value-type="float" office:value="0.0212667554882522" calcext:value-type="float">
            <text:p>0.0212667555</text:p>
          </table:table-cell>
          <table:table-cell office:value-type="float" office:value="0" calcext:value-type="float">
            <text:p>0</text:p>
          </table:table-cell>
          <table:table-cell office:value-type="float" office:value="0.0428612736574139" calcext:value-type="float">
            <text:p>0.0428612737</text:p>
          </table:table-cell>
        </table:table-row>
        <table:table-row table:style-name="ro1">
          <table:table-cell table:style-name="Default" office:value-type="string" calcext:value-type="string">
            <text:p>Africa</text:p>
          </table:table-cell>
          <table:table-cell table:style-name="Default" office:value-type="float" office:value="0.0356399490586005" calcext:value-type="float">
            <text:p>0.0356399491</text:p>
          </table:table-cell>
          <table:table-cell table:style-name="Default" office:value-type="float" office:value="0.0233640002756407" calcext:value-type="float">
            <text:p>0.0233640003</text:p>
          </table:table-cell>
          <table:table-cell table:style-name="Default" office:value-type="float" office:value="0.0154032702206331" calcext:value-type="float">
            <text:p>0.0154032702</text:p>
          </table:table-cell>
          <table:table-cell table:style-name="Default" office:value-type="float" office:value="0.021670034496901" calcext:value-type="float">
            <text:p>0.0216700345</text:p>
          </table:table-cell>
          <table:table-cell table:style-name="Default" office:value-type="float" office:value="0.0428612736574139" calcext:value-type="float">
            <text:p>0.042861273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0"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2:34:04.117175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2T16:35:10.570639806</meta:creation-date>
    <dc:date>2015-06-30T14:47:12.953044265</dc:date>
    <dc:creator>Santiago INCO</dc:creator>
    <meta:editing-duration>PT2H39M34S</meta:editing-duration>
    <meta:editing-cycles>10</meta:editing-cycles>
    <meta:generator>LibreOffice/4.3.7.2$Linux_X86_64 LibreOffice_project/430$Build-2</meta:generator>
    <meta:document-statistic meta:table-count="4" meta:cell-count="345" meta:object-count="0"/>
  </office:meta>
</office:document-meta>
</file>